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draw:stroke-dash="Fine_20_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_20__28_var_29_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style-name="Italique" style:font-family-generic="roman" style:font-pitch="variable" fo:font-size="16pt"/>
    </style:style>
    <style:style style:name="P2" style:family="paragraph">
      <style:text-properties fo:font-family="'Times New Roman'" style:font-style-name="Italique" style:font-family-generic="roman" style:font-pitch="variable" fo:font-size="16pt" style:font-size-asian="14pt" style:font-size-complex="14pt"/>
    </style:style>
    <style:style style:name="P3" style:family="paragraph">
      <style:paragraph-properties fo:text-align="center"/>
      <style:text-properties fo:font-family="'Times New Roman'" style:font-style-name="Italique" style:font-family-generic="roman" style:font-pitch="variable" fo:font-size="16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1.3cm" svg:x="13.7cm" svg:y="15cm">
          <text:p text:style-name="P1">UML State</text:p>
          <text:p text:style-name="P1"><text:s/>machine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4" draw:id="id4" draw:layer="layout" svg:width="3cm" svg:height="1.4cm" svg:x="8.2cm" svg:y="12.7cm">
          <text:p text:style-name="P1">UML </text:p>
          <text:p text:style-name="P1">Classes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" draw:id="id2" draw:layer="layout" svg:width="2.1cm" svg:height="2cm" svg:x="1.1cm" svg:y="14.6cm">
          <text:p text:style-name="P1">Modified </text:p>
          <text:p text:style-name="P1">cod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1" draw:layer="layout" svg:x1="3.5cm" svg:y1="17.2cm" svg:x2="2cm" svg:y2="17.2cm">
          <text:p/>
        </draw:line>
        <draw:custom-shape draw:style-name="gr3" draw:text-style-name="P1" xml:id="id1" draw:id="id1" draw:layer="layout" svg:width="1.8cm" svg:height="1.4cm" svg:x="4.6cm" svg:y="15cm">
          <text:p text:style-name="P1"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line draw:style-name="gr4" draw:text-style-name="P1" draw:layer="layout" svg:x1="3.3cm" svg:y1="15.7cm" svg:x2="4.6cm" svg:y2="15.7cm">
          <text:p/>
        </draw:line>
        <draw:frame draw:style-name="gr5" draw:text-style-name="P2" draw:layer="layout" svg:width="3.106cm" svg:height="1.529cm" svg:x="4.974cm" svg:y="12.549cm">
          <draw:text-box>
            <text:p text:style-name="P2">Semantic <text:line-break/>verification</text:p>
          </draw:text-box>
        </draw:frame>
        <draw:connector draw:style-name="gr6" draw:text-style-name="P3" draw:layer="layout" draw:line-skew="-0.199cm" svg:x1="5.5cm" svg:y1="15cm" svg:x2="2.15cm" svg:y2="14.6cm" draw:start-shape="id1" draw:start-glue-point="4" draw:end-shape="id2" draw:end-glue-point="5" svg:d="M5500 15000v-1100h-3350v700">
          <text:p text:style-name="P3"><text:span text:style-name="T1">Not OK</text:span></text:p>
        </draw:connector>
        <draw:custom-shape draw:style-name="gr3" draw:text-style-name="P1" xml:id="id3" draw:id="id3" draw:layer="layout" svg:width="2.7cm" svg:height="1.2cm" svg:x="8.4cm" svg:y="15.1cm">
          <text:p text:style-name="P1">Compar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1" draw:layer="layout" svg:x1="9.7cm" svg:y1="14cm" svg:x2="9.7cm" svg:y2="15cm">
          <text:p/>
        </draw:line>
        <draw:line draw:style-name="gr7" draw:text-style-name="P1" draw:layer="layout" svg:x1="6.5cm" svg:y1="15.7cm" svg:x2="8.3cm" svg:y2="15.7cm">
          <text:p/>
        </draw:line>
        <draw:connector draw:style-name="gr4" draw:text-style-name="P1" draw:layer="layout" svg:x1="11.1cm" svg:y1="15.7cm" svg:x2="11.2cm" svg:y2="13.4cm" draw:start-shape="id3" draw:end-shape="id4" draw:end-glue-point="7" svg:d="M11100 15700h602v-2300h-502">
          <text:p/>
        </draw:connector>
        <draw:line draw:style-name="gr4" draw:text-style-name="P1" draw:layer="layout" svg:x1="11.1cm" svg:y1="15.7cm" svg:x2="13.7cm" svg:y2="15.7cm">
          <text:p/>
        </draw:line>
        <draw:rect draw:style-name="gr8" draw:text-style-name="P1" draw:layer="layout" svg:width="2.5cm" svg:height="1cm" svg:x="8.5cm" svg:y="17.6cm">
          <text:p text:style-name="P1">Tracing</text:p>
        </draw:rect>
        <draw:line draw:style-name="gr7" draw:text-style-name="P1" draw:layer="layout" svg:x1="9.7cm" svg:y1="17.6cm" svg:x2="9.7cm" svg:y2="16.3cm">
          <text:p/>
        </draw:line>
        <draw:line draw:style-name="gr7" draw:text-style-name="P1" draw:layer="layout" svg:x1="2cm" svg:y1="18.2cm" svg:x2="3.5cm" svg:y2="18.2cm">
          <text:p/>
        </draw:line>
        <draw:frame draw:style-name="gr5" draw:text-style-name="P2" draw:layer="layout" svg:width="2.132cm" svg:height="0.89cm" svg:x="11.6cm" svg:y="13.449cm">
          <draw:text-box>
            <text:p text:style-name="P2">Update</text:p>
          </draw:text-box>
        </draw:frame>
        <draw:frame draw:style-name="gr5" draw:text-style-name="P2" draw:layer="layout" svg:width="2.132cm" svg:height="0.89cm" svg:x="11.606cm" svg:y="14.9cm">
          <draw:text-box>
            <text:p text:style-name="P2">Update</text:p>
          </draw:text-box>
        </draw:frame>
        <draw:frame draw:style-name="gr5" draw:text-style-name="P2" draw:layer="layout" svg:width="3.406cm" svg:height="0.89cm" svg:x="3.5cm" svg:y="16.837cm">
          <draw:text-box>
            <text:p text:style-name="P2">Control flow</text:p>
          </draw:text-box>
        </draw:frame>
        <draw:frame draw:style-name="gr5" draw:text-style-name="P2" draw:layer="layout" svg:width="2.741cm" svg:height="0.89cm" svg:x="3.601cm" svg:y="17.838cm">
          <draw:text-box>
            <text:p text:style-name="P2">Data fl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9T15:13:35.44</meta:creation-date>
    <dc:date>2016-03-31T11:06:08.50</dc:date>
    <meta:editing-duration>P1DT19H52M28S</meta:editing-duration>
    <meta:editing-cycles>8</meta:editing-cycles>
    <meta:generator>OpenOffice/4.1.1$Win32 OpenOffice.org_project/411m6$Build-9775</meta:generator>
    <meta:document-statistic meta:object-count="20"/>
  </office:meta>
</office:document-meta>
</file>